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1c6f" officeooo:paragraph-rsid="000c1c6f"/>
    </style:style>
    <style:style style:name="P2" style:family="paragraph" style:parent-style-name="Standard">
      <style:text-properties officeooo:rsid="000c1c6f" officeooo:paragraph-rsid="000e0a0c"/>
    </style:style>
    <style:style style:name="P3" style:family="paragraph" style:parent-style-name="Standard">
      <style:text-properties officeooo:rsid="000e0a0c" officeooo:paragraph-rsid="000e0a0c"/>
    </style:style>
    <style:style style:name="T1" style:family="text">
      <style:text-properties officeooo:rsid="000e0a0c"/>
    </style:style>
    <style:style style:name="T2" style:family="text">
      <style:text-properties style:text-position="super 58%" officeooo:rsid="000e0a0c"/>
    </style:style>
    <style:style style:name="T3" style:family="text">
      <style:text-properties style:text-position="0% 100%" officeooo:rsid="000e0a0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1 – Cella Ant #12 Big O Analysis</text:p>
      <text:p text:style-name="P1"/>
      <text:p text:style-name="P1">Jeremy Rico</text:p>
      <text:p text:style-name="P1">Professor Charles Siska</text:p>
      <text:p text:style-name="P1">335 – 04</text:p>
      <text:p text:style-name="P1">September 24 2019</text:p>
      <text:p text:style-name="P1"/>
      <text:p text:style-name="P2"><text:tab/>Since Turk and Propp’s and is not overly complicated, it’s time complexity is simple as well. The main factor that decide time complexity of this program is the main loop and which is limited by the number of iterations defined in line 32. <text:span text:style-name="T1">The main loop occurs as follows:</text:span></text:p>
      <text:p text:style-name="P2"/>
      <text:p text:style-name="P2"><text:span text:style-name="T1">1. change color of rectangle ant is on <text:s/>O(1)</text:span></text:p>
      <text:p text:style-name="P3">2. move ant forward <text:tab/>O(1)</text:p>
      <text:p text:style-name="P3">3. turn ant<text:tab/>O(1)</text:p>
      <text:p text:style-name="P3"/>
      <text:p text:style-name="P3"><text:tab/>Therefore, the time complexity of one iteration of the main loop is T(N) = 1 + 1 + 1 which simplifies down to O(1). Since each iteration of the main loop is completed with O(1), the main loop occurs with a complexity of O(N) where N is the number of iterations. </text:p>
      <text:p text:style-name="P3"/>
      <text:p text:style-name="P2"><text:tab/>There is also a function called zeros that creates a matrix of all zeros <text:span text:style-name="T1">with the specified dimensions. This function runs with a time complexity of O(N</text:span><text:span text:style-name="T2">2</text:span><text:span text:style-name="T3">) because it is dependent on the width and length of the specifications. The function first defines an array of the specified length, then creates a map and fills it with arrays of the specified length of the rows. Since the function must initialize so many different arrays, the time complexity is O(N * N) or O(N</text:span><text:span text:style-name="T2">2</text:span><text:span text:style-name="T3">).</text:span></text:p>
      <text:p text:style-name="P2"><text:span text:style-name="T3"><text:tab/></text:span></text:p>
      <text:p text:style-name="P2"><text:span text:style-name="T3"><text:tab/>Combining these two elements gives the overall program O(M</text:span><text:span text:style-name="T2">2 </text:span><text:span text:style-name="T3">* N) where M is the length or width of the grid and N is the number of iterations used in the main loop.</text:span></text:p>
      <text:p text:style-name="P2"><text:span text:style-name="T3"><text:tab/></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17:56:13.533587891</meta:creation-date>
    <dc:date>2019-09-24T18:18:25.135934741</dc:date>
    <meta:editing-duration>PT21S</meta:editing-duration>
    <meta:editing-cycles>1</meta:editing-cycles>
    <meta:generator>LibreOffice/6.0.7.3$Linux_X86_64 LibreOffice_project/00m0$Build-3</meta:generator>
    <meta:document-statistic meta:table-count="0" meta:image-count="0" meta:object-count="0" meta:page-count="1" meta:paragraph-count="14" meta:word-count="252" meta:character-count="1359" meta:non-whitespace-character-count="1108"/>
  </office:meta>
</office:document-meta>
</file>